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1d1c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Lien trello </text:span><text:a xlink:type="simple" xlink:href="https://trello.com/b/t1n04nxl/gestion-de-rendez-vous" text:style-name="Internet_20_link" text:visited-style-name="Visited_20_Internet_20_Link">https://trello.com/b/t1n04nxl/gestion-de-rendez-vous</text:a>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20:42:55.470326741</meta:creation-date>
    <dc:date>2019-10-21T20:44:01.970205074</dc:date>
    <meta:editing-duration>PT1M9S</meta:editing-duration>
    <meta:editing-cycles>1</meta:editing-cycles>
    <meta:document-statistic meta:table-count="0" meta:image-count="0" meta:object-count="0" meta:page-count="1" meta:paragraph-count="1" meta:word-count="3" meta:character-count="67" meta:non-whitespace-character-count="62"/>
    <meta:generator>LibreOffice/5.1.6.2$Linux_X86_64 LibreOffice_project/10m0$Build-2</meta:generator>
  </office:meta>
</office:document-meta>
</file>